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size="18pt" style:text-underline-style="solid" style:text-underline-width="auto" style:text-underline-color="font-color" fo:font-weight="bold" officeooo:rsid="0009e130" officeooo:paragraph-rsid="0009e130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fo:color="#2a6099" style:text-underline-style="solid" style:text-underline-width="auto" style:text-underline-color="font-color" fo:font-weight="bold" officeooo:rsid="0009e130" officeooo:paragraph-rsid="0009e130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ff0000" style:text-underline-style="solid" style:text-underline-width="auto" style:text-underline-color="font-color" fo:font-weight="bold" officeooo:rsid="0009e130" officeooo:paragraph-rsid="0009e130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color="#ff0000" style:text-underline-style="solid" style:text-underline-width="auto" style:text-underline-color="font-color" fo:font-weight="bold" officeooo:rsid="0009e130" officeooo:paragraph-rsid="0009e130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ff0000" style:text-underline-style="solid" style:text-underline-width="auto" style:text-underline-color="font-color" fo:font-weight="bold" officeooo:rsid="000b357e" officeooo:paragraph-rsid="000b357e" style:font-weight-asian="bold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color="#2a6099" style:text-underline-style="solid" style:text-underline-width="auto" style:text-underline-color="font-color" fo:font-weight="bold" officeooo:rsid="000b357e" officeooo:paragraph-rsid="000b357e" style:font-weight-asian="bold" style:font-weight-complex="bold"/>
    </style:style>
    <style:style style:name="P7" style:family="paragraph" style:parent-style-name="Standard">
      <style:paragraph-properties fo:line-height="115%" fo:text-align="start" style:justify-single-word="false"/>
      <style:text-properties fo:color="#2a6099" fo:font-style="normal" style:text-underline-style="solid" style:text-underline-width="auto" style:text-underline-color="font-color" fo:font-weight="bold" officeooo:rsid="000b357e" officeooo:paragraph-rsid="000b357e" style:font-style-asian="normal" style:font-weight-asian="bold" style:font-style-complex="normal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 Novel Test – Script</text:p>
      <text:p text:style-name="P2"><text:span text:style-name="T1">Me:</text:span><text:span text:style-name="T2"> </text:span><text:span text:style-name="T3">I was in my living room watching TV, when all of a sudden a strange man walked into my house.</text:span></text:p>
      <text:p text:style-name="P3"><text:span text:style-name="T1">Bob:</text:span><text:span text:style-name="T2"> Hello!</text:span></text:p>
      <text:p text:style-name="P2"><text:span text:style-name="T1">Me: </text:span><text:span text:style-name="T2">Who are you, and how did you get into my house?</text:span></text:p>
      <text:p text:style-name="P3"><text:span text:style-name="T1">Bob:</text:span><text:span text:style-name="T2"> My name is Bob, and I picked the lock on your front door.</text:span></text:p>
      <text:p text:style-name="P6"><text:span text:style-name="T1">Me:</text:span><text:span text:style-name="T2"> Can you please leave before I call the cops?</text:span></text:p>
      <text:p text:style-name="P5"><text:span text:style-name="T1">Bob:</text:span><text:span text:style-name="T2"> No!</text:span></text:p>
      <text:p text:style-name="P6"><text:span text:style-name="T1">Me: </text:span><text:span text:style-name="T3">Bob then dashed over too my bathroom and locked the door, I got up to go get my phone so I could call the cops, but I couldn’t find it!</text:span></text:p>
      <text:p text:style-name="P7"><text:span text:style-name="T1">Me: </text:span><text:span text:style-name="T3">The last place I had my phone was on the Kitchen Counter, but it was no where in sight, which means that Bob must have stole it! </text:span></text:p>
      <text:p text:style-name="P5"><text:span text:style-name="T2"/></text:p>
      <text:p text:style-name="P6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9:16:27.998095404</meta:creation-date>
    <dc:date>2021-01-05T21:09:14.564573897</dc:date>
    <meta:editing-duration>PT17M15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9" meta:word-count="124" meta:character-count="575" meta:non-whitespace-character-count="458"/>
  </office:meta>
</office:document-meta>
</file>